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4eeb" officeooo:paragraph-rsid="001a4eeb"/>
    </style:style>
    <style:style style:name="P2" style:family="paragraph" style:parent-style-name="Standard">
      <style:text-properties fo:font-weight="bold" officeooo:rsid="001a4eeb" officeooo:paragraph-rsid="001a4eeb" style:font-weight-asian="bold" style:font-weight-complex="bold"/>
    </style:style>
    <style:style style:name="P3" style:family="paragraph" style:parent-style-name="Standard">
      <style:text-properties fo:font-weight="bold" officeooo:rsid="001f74a4" officeooo:paragraph-rsid="001f74a4" style:font-weight-asian="bold" style:font-weight-complex="bold"/>
    </style:style>
    <style:style style:name="P4" style:family="paragraph" style:parent-style-name="Standard">
      <style:text-properties fo:font-weight="bold" officeooo:rsid="001a4eeb" officeooo:paragraph-rsid="001a4eeb" fo:background-color="#ffff00" style:font-weight-asian="bold" style:font-weight-complex="bold"/>
    </style:style>
    <style:style style:name="P5" style:family="paragraph" style:parent-style-name="Standard">
      <style:text-properties fo:font-size="14pt" fo:font-weight="bold" officeooo:rsid="001a4eeb" officeooo:paragraph-rsid="001a4eeb" style:font-size-asian="14pt" style:font-weight-asian="bold" style:font-size-complex="14pt" style:font-weight-complex="bold"/>
    </style:style>
    <style:style style:name="T1" style:family="text">
      <style:text-properties officeooo:rsid="001f7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6. LDAP / Docker / TLS</text:p>
      <text:p text:style-name="P1"/>
      <text:p text:style-name="P2">Tecnologies: LDAP, Docker, TLS</text:p>
      <text:p text:style-name="P1"/>
      <text:p text:style-name="P4">Docker:</text:p>
      <text:p text:style-name="P1"/>
      <text:p text:style-name="P1">● Implementar per separat en un container de Docker cada un dels components: servidor,</text:p>
      <text:p text:style-name="P1">backup, subarbre, clients, etc.</text:p>
      <text:p text:style-name="P1">- <text:span text:style-name="T1">Creació de container servidor:</text:span></text:p>
      <text:p text:style-name="P3">docker run --name pldapserver --hostname pldapserver -it pprieto8/ldapserver /bin/bash</text:p>
      <text:p text:style-name="P1">● Generar els dockerfiles pertinets amb contingut i documentació propia.</text:p>
      <text:p text:style-name="P1">● Generació automàtica de les imatges a través de GitHub + DockerHub.</text:p>
      <text:p text:style-name="P1"/>
      <text:p text:style-name="P4">Servidor LDAP:</text:p>
      <text:p text:style-name="P1"/>
      <text:p text:style-name="P1">● Crear una base de dades LDAP amb usuaris, grups, màquines ( i fins i tot algun altre</text:p>
      <text:p text:style-name="P1">concepte com aules o material).</text:p>
      <text:p text:style-name="P1">● Implementar un servidor LDAP i diversos servidors de rèpilca (un o més d’un).</text:p>
      <text:p text:style-name="P1">● Implementar subarbres (delegació de zona) usant almenys dos subarbres.</text:p>
      <text:p text:style-name="P1">● Implementar formats de dades no textuals: fotos dels usuaris i documents PDF amb</text:p>
      <text:p text:style-name="P1">expedients o altres formats binaris.</text:p>
      <text:p text:style-name="P1"/>
      <text:p text:style-name="P4">Clients LDAP:</text:p>
      <text:p text:style-name="P1"/>
      <text:p text:style-name="P1">● Implementació d’autenticació d’usuari amb LDAP: login / PAM.</text:p>
      <text:p text:style-name="P1">● Autenticació d’usuaris en un servidor Web.</text:p>
      <text:p text:style-name="P1">● Backend de SAMBA usant LDAP.</text:p>
      <text:p text:style-name="P1">● Altres clients que utilitzin LDAP.</text:p>
      <text:p text:style-name="P1"/>
      <text:p text:style-name="P4">Tràfic TLS / STARTTLS:</text:p>
      <text:p text:style-name="P1"/>
      <text:p text:style-name="P1">● Generar tot el tràfic LDAP usant TLS, tràfic segur. Generar claus usant una CA pròpia</text:p>
      <text:p text:style-name="P1">global i claus per a cada servei.</text:p>
      <text:p text:style-name="P1">● Estudiar i implementar LDAP amb STARTTLS usant el protocol ldap en lloc de ldaps.</text:p>
      <text:p text:style-name="P1"/>
      <text:p text:style-name="P4">OpenSSL:</text:p>
      <text:p text:style-name="P1"/>
      <text:p text:style-name="P1">● CA.</text:p>
      <text:p text:style-name="P1">● Claus i Certificats.</text:p>
      <text:p text:style-name="P1">● [ Servidor de claus públiques ].</text:p>
      <text:p text:style-name="P1"/>
      <text:p text:style-name="P4">Altres tasques:</text:p>
      <text:p text:style-name="P1"/>
      <text:p text:style-name="P1">● Exportar les bases de dades a altres formats com per exemple text pla, sql o json.</text:p>
      <text:p text:style-name="P1">● Tuning de la BD en cal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05:14.111545047</meta:creation-date>
    <dc:date>2017-04-19T10:27:14.334372186</dc:date>
    <meta:editing-duration>PT11M47S</meta:editing-duration>
    <meta:editing-cycles>5</meta:editing-cycles>
    <meta:generator>LibreOffice/5.1.5.2$Linux_X86_64 LibreOffice_project/10$Build-2</meta:generator>
    <meta:document-statistic meta:table-count="0" meta:image-count="0" meta:object-count="0" meta:page-count="1" meta:paragraph-count="32" meta:word-count="247" meta:character-count="1441" meta:non-whitespace-character-count="1228"/>
  </office:meta>
</office:document-meta>
</file>